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69D2D6D007EC68EF3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P1" style:family="paragraph" style:parent-style-name="Standard">
      <style:text-properties officeooo:rsid="0004b71e" officeooo:paragraph-rsid="0004b71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3434v</text:p>
      <text:p text:style-name="P1"/>
      <text:p text:style-name="P1">2</text:p>
      <text:p text:style-name="P1">3423322</text:p>
      <text:p text:style-name="P1"><draw:frame draw:style-name="fr1" draw:name="影像1" text:anchor-type="char" svg:width="6.9252in" svg:height="6.0453in" draw:z-index="0"><draw:image xlink:href="Pictures/10000000000003E800000369D2D6D007EC68EF3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8T15:17:39.163000000</meta:creation-date>
    <dc:date>2020-12-18T15:18:08.705000000</dc:date>
    <meta:editing-duration>PT30S</meta:editing-duration>
    <meta:editing-cycles>1</meta:editing-cycles>
    <meta:document-statistic meta:table-count="0" meta:image-count="1" meta:object-count="0" meta:page-count="1" meta:paragraph-count="3" meta:word-count="3" meta:character-count="14" meta:non-whitespace-character-count="14"/>
    <meta:generator>LibreOffice/7.0.3.1$Windows_X86_64 LibreOffice_project/d7547858d014d4cf69878db179d326fc3483e082</meta:generator>
  </office:meta>
</office:document-meta>
</file>